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58cm"/>
    </style:style>
    <style:style style:name="co2" style:family="table-column">
      <style:table-column-properties fo:break-before="auto" style:column-width="3.722cm"/>
    </style:style>
    <style:style style:name="co3" style:family="table-column">
      <style:table-column-properties fo:break-before="auto" style:column-width="2.969cm"/>
    </style:style>
    <style:style style:name="co4" style:family="table-column">
      <style:table-column-properties fo:break-before="auto" style:column-width="4.916cm"/>
    </style:style>
    <style:style style:name="co5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5.689cm"/>
    </style:style>
    <style:style style:name="co7" style:family="table-column">
      <style:table-column-properties fo:break-before="auto" style:column-width="4.383cm"/>
    </style:style>
    <style:style style:name="co8" style:family="table-column">
      <style:table-column-properties fo:break-before="auto" style:column-width="4.16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.829cm"/>
    </style:style>
    <style:style style:name="co11" style:family="table-column">
      <style:table-column-properties fo:break-before="auto" style:column-width="3.2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08">
      <style:text-properties fo:font-weight="bold"/>
    </style:style>
    <style:style style:name="ce3" style:family="table-cell" style:parent-style-name="Default" style:data-style-name="N108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9" table:number-columns-repeated="245" table:default-cell-style-name="Default"/>
        <table:table-row table:style-name="ro1">
          <table:table-cell office:value-type="string">
            <text:p>Part</text:p>
          </table:table-cell>
          <table:table-cell office:value-type="string">
            <text:p>Name</text:p>
          </table:table-cell>
          <table:table-cell office:value-type="string">
            <text:p>Description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table:style-name="ce1" office:value-type="string">
            <text:p>Distributor</text:p>
          </table:table-cell>
          <table:table-cell table:style-name="ce1" office:value-type="string">
            <text:p>Distributor Part Number</text:p>
          </table:table-cell>
          <table:table-cell table:style-name="ce1" office:value-type="string">
            <text:p>Quantity Required</text:p>
          </table:table-cell>
          <table:table-cell table:style-name="ce1" office:value-type="string">
            <text:p>Price Break</text:p>
          </table:table-cell>
          <table:table-cell table:style-name="ce1" office:value-type="string">
            <text:p>Purchase Quantity</text:p>
          </table:table-cell>
          <table:table-cell table:style-name="ce2" office:value-type="string">
            <text:p>Price Each</text:p>
          </table:table-cell>
          <table:table-cell table:style-name="ce1" office:value-type="string">
            <text:p>Line Price</text:p>
          </table:table-cell>
          <table:table-cell table:style-name="ce1" table:number-columns-repeated="12"/>
          <table:table-cell table:number-columns-repeated="232"/>
        </table:table-row>
        <table:table-row table:style-name="ro2">
          <table:table-cell office:value-type="string">
            <text:p>C1</text:p>
          </table:table-cell>
          <table:table-cell office:value-type="string">
            <text:p>C-EUC0603K</text:p>
          </table:table-cell>
          <table:table-cell office:value-type="string">
            <text:p>100nF</text:p>
          </table:table-cell>
          <table:table-cell office:value-type="string">
            <text:p>C0603K</text:p>
          </table:table-cell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office:value-type="float" office:value="1301716">
            <text:p>1301716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0.055">
            <text:p>0.055</text:p>
          </table:table-cell>
          <table:table-cell table:formula="oooc:=[.K2]*[.J2]" office:value-type="float" office:value="1.1">
            <text:p>1.1</text:p>
          </table:table-cell>
          <table:table-cell table:number-columns-repeated="244"/>
        </table:table-row>
        <table:table-row table:style-name="ro1">
          <table:table-cell office:value-type="string">
            <text:p>C2</text:p>
          </table:table-cell>
          <table:table-cell office:value-type="string">
            <text:p>C-EUC0603K</text:p>
          </table:table-cell>
          <table:table-cell office:value-type="string">
            <text:p>10uF</text:p>
          </table:table-cell>
          <table:table-cell office:value-type="string">
            <text:p>C0603K</text:p>
          </table:table-cell>
          <table:table-cell office:value-type="float" office:value="1">
            <text:p>1</text:p>
          </table:table-cell>
          <table:table-cell/>
          <table:table-cell office:value-type="float" office:value="7806558">
            <text:p>7806558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0.067">
            <text:p>0.067</text:p>
          </table:table-cell>
          <table:table-cell table:formula="oooc:=[.K3]*[.J3]" office:value-type="float" office:value="1.34">
            <text:p>1.34</text:p>
          </table:table-cell>
          <table:table-cell table:number-columns-repeated="244"/>
        </table:table-row>
        <table:table-row table:style-name="ro1">
          <table:table-cell office:value-type="string">
            <text:p>C5</text:p>
          </table:table-cell>
          <table:table-cell office:value-type="string">
            <text:p>CPOL-EUE2-4_0.6MMDRILL</text:p>
          </table:table-cell>
          <table:table-cell office:value-type="string">
            <text:p>10uF</text:p>
          </table:table-cell>
          <table:table-cell office:value-type="string">
            <text:p>E2-4_0.6MMDRILL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2"/>
          <table:table-cell table:formula="oooc:=[.K4]*[.J4]" office:value-type="float" office:value="0">
            <text:p>0</text:p>
          </table:table-cell>
          <table:table-cell table:number-columns-repeated="244"/>
        </table:table-row>
        <table:table-row table:style-name="ro1">
          <table:table-cell office:value-type="string">
            <text:p>CON1</text:p>
          </table:table-cell>
          <table:table-cell table:number-columns-repeated="2" office:value-type="string">
            <text:p>MODULE_CON</text:p>
          </table:table-cell>
          <table:table-cell office:value-type="string">
            <text:p>RJ11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2"/>
          <table:table-cell table:formula="oooc:=[.K5]*[.J5]" office:value-type="float" office:value="0">
            <text:p>0</text:p>
          </table:table-cell>
          <table:table-cell table:number-columns-repeated="244"/>
        </table:table-row>
        <table:table-row table:style-name="ro2">
          <table:table-cell office:value-type="string">
            <text:p>D1</text:p>
          </table:table-cell>
          <table:table-cell table:number-columns-repeated="2" office:value-type="string">
            <text:p>ZENERBZX384-C3V3</text:p>
          </table:table-cell>
          <table:table-cell office:value-type="string">
            <text:p>SOD323-W</text:p>
          </table:table-cell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office:value-type="float" office:value="8735646">
            <text:p>8735646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.069">
            <text:p>0.069</text:p>
          </table:table-cell>
          <table:table-cell table:formula="oooc:=[.K6]*[.J6]" office:value-type="float" office:value="1.38">
            <text:p>1.38</text:p>
          </table:table-cell>
          <table:table-cell table:number-columns-repeated="244"/>
        </table:table-row>
        <table:table-row table:style-name="ro1">
          <table:table-cell office:value-type="string">
            <text:p>GND, SERVO-PWR</text:p>
          </table:table-cell>
          <table:table-cell table:number-columns-repeated="2" office:value-type="string">
            <text:p>4.8X0.8-SPADE</text:p>
          </table:table-cell>
          <table:table-cell office:value-type="string">
            <text:p>SPADE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2"/>
          <table:table-cell table:formula="oooc:=[.K7]*[.J7]" office:value-type="float" office:value="0">
            <text:p>0</text:p>
          </table:table-cell>
          <table:table-cell table:number-columns-repeated="244"/>
        </table:table-row>
        <table:table-row table:style-name="ro1">
          <table:table-cell office:value-type="string">
            <text:p>IC1</text:p>
          </table:table-cell>
          <table:table-cell table:number-columns-repeated="2" office:value-type="string">
            <text:p>MSP430F2012IPW</text:p>
          </table:table-cell>
          <table:table-cell office:value-type="string">
            <text:p>TSSOP14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2"/>
          <table:table-cell table:formula="oooc:=[.K8]*[.J8]" office:value-type="float" office:value="0">
            <text:p>0</text:p>
          </table:table-cell>
          <table:table-cell table:number-columns-repeated="244"/>
        </table:table-row>
        <table:table-row table:style-name="ro1">
          <table:table-cell office:value-type="string">
            <text:p>IC2</text:p>
          </table:table-cell>
          <table:table-cell table:number-columns-repeated="2" office:value-type="string">
            <text:p>74ACT04D</text:p>
          </table:table-cell>
          <table:table-cell office:value-type="string">
            <text:p>SO14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2"/>
          <table:table-cell table:formula="oooc:=[.K9]*[.J9]" office:value-type="float" office:value="0">
            <text:p>0</text:p>
          </table:table-cell>
          <table:table-cell table:number-columns-repeated="244"/>
        </table:table-row>
        <table:table-row table:style-name="ro1">
          <table:table-cell office:value-type="string">
            <text:p>JP1-JP9</text:p>
          </table:table-cell>
          <table:table-cell office:value-type="string">
            <text:p>PINHD-1X3</text:p>
          </table:table-cell>
          <table:table-cell/>
          <table:table-cell office:value-type="string">
            <text:p>1X03</text:p>
          </table:table-cell>
          <table:table-cell office:value-type="float" office:value="9">
            <text:p>9</text:p>
          </table:table-cell>
          <table:table-cell table:number-columns-repeated="4"/>
          <table:table-cell table:number-columns-repeated="2"/>
          <table:table-cell table:formula="oooc:=[.K10]*[.J10]" office:value-type="float" office:value="0">
            <text:p>0</text:p>
          </table:table-cell>
          <table:table-cell table:number-columns-repeated="244"/>
        </table:table-row>
        <table:table-row table:style-name="ro1">
          <table:table-cell office:value-type="string">
            <text:p>R1</text:p>
          </table:table-cell>
          <table:table-cell office:value-type="string">
            <text:p>R-EU_R0603</text:p>
          </table:table-cell>
          <table:table-cell office:value-type="string">
            <text:p>47K Ohm</text:p>
          </table:table-cell>
          <table:table-cell office:value-type="string">
            <text:p>R0603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2"/>
          <table:table-cell table:formula="oooc:=[.K11]*[.J11]" office:value-type="float" office:value="0">
            <text:p>0</text:p>
          </table:table-cell>
          <table:table-cell table:number-columns-repeated="244"/>
        </table:table-row>
        <table:table-row table:style-name="ro1">
          <table:table-cell office:value-type="string">
            <text:p>R2</text:p>
          </table:table-cell>
          <table:table-cell office:value-type="string">
            <text:p>R-EU_R0603</text:p>
          </table:table-cell>
          <table:table-cell office:value-type="string">
            <text:p>560 Ohm</text:p>
          </table:table-cell>
          <table:table-cell office:value-type="string">
            <text:p>R0603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2"/>
          <table:table-cell table:formula="oooc:=[.K12]*[.J12]" office:value-type="float" office:value="0">
            <text:p>0</text:p>
          </table:table-cell>
          <table:table-cell table:number-columns-repeated="244"/>
        </table:table-row>
        <table:table-row table:style-name="ro1">
          <table:table-cell table:number-columns-repeated="9"/>
          <table:table-cell table:number-columns-repeated="2"/>
          <table:table-cell table:formula="oooc:=[.K13]*[.J13]" office:value-type="float" office:value="0">
            <text:p>0</text:p>
          </table:table-cell>
          <table:table-cell table:number-columns-repeated="24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table:number-columns-repeated="10"/>
          <table:table-cell table:style-name="ce2"/>
          <table:table-cell table:style-name="ce1" table:number-columns-repeated="245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number:currency-style style:name="N107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currency-style style:name="N111P0" style:volatile="true">
      <number:currency-symbol>$</number:currency-symbol>
      <number:number number:decimal-places="2" number:min-integer-digits="1" number:grouping="true"/>
    </number:currency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date-style style:name="N112">
      <number:month number:textual="true"/>
      <number:text>-</number:text>
      <number:year/>
    </number:date-style>
    <number:number-style style:name="N113P0" style:volatile="true">
      <number:number number:decimal-places="0" number:min-integer-digits="1" number:grouping="true"/>
      <number:text>_ </number:text>
    </number:number-style>
    <number:number-style style:name="N113">
      <number:text>[Red]-</number:text>
      <number:number number:decimal-places="0" number:min-integer-digits="1" number:grouping="true"/>
      <number:text> </number:text>
      <style:map style:condition="value()&gt;=0" style:apply-style-name="N113P0"/>
    </number:number-style>
    <number:number-style style:name="N114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3">03/09/2007</text:date>, <text:time>22:2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7-09-03T21:27:41</meta:creation-date>
    <dc:date>2007-09-03T22:20:24</dc: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13"/>
  </office:meta>
</office:document-meta>
</file>